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2b06" officeooo:paragraph-rsid="00042b06"/>
    </style:style>
    <style:style style:name="P2" style:family="paragraph" style:parent-style-name="Standard">
      <style:text-properties fo:font-weight="bold" officeooo:rsid="00042b06" officeooo:paragraph-rsid="00042b0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lation Of Cockpit</text:p>
      <text:p text:style-name="P1"/>
      <text:p text:style-name="P2">sudo apt install cockpit -y</text:p>
      <text:p text:style-name="P2"/>
      <text:p text:style-name="P2">server_ip:9090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12:22:55.563356644</meta:creation-date>
    <meta:generator>LibreOffice/6.4.2.2$Linux_X86_64 LibreOffice_project/40$Build-2</meta:generator>
    <dc:date>2020-11-30T10:17:37.543119654</dc:date>
    <meta:editing-duration>P1DT21H12M4S</meta:editing-duration>
    <meta:editing-cycles>2</meta:editing-cycles>
    <meta:document-statistic meta:table-count="0" meta:image-count="0" meta:object-count="0" meta:page-count="1" meta:paragraph-count="3" meta:word-count="9" meta:character-count="64" meta:non-whitespace-character-count="58"/>
  </office:meta>
</office:document-meta>
</file>